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Canela Deck" svg:font-family="Canela Deck"/>
    <style:font-face style:name="Canela Text" svg:font-family="Canela Text"/>
  </office:font-face-decls>
  <office:automatic-styles>
    <style:style style:name="P1" style:family="paragraph" style:parent-style-name="Standard">
      <style:paragraph-properties fo:margin-bottom="0.0556in" fo:text-align="center">
        <style:tab-stops>
          <style:tab-stop style:position="4.4444in"/>
        </style:tab-stops>
      </style:paragraph-properties>
      <style:text-properties style:font-name="Canela Deck" fo:font-size="20.0pt" fo:color="#000000"/>
    </style:style>
    <style:style style:name="P2" style:family="paragraph" style:parent-style-name="Standard">
      <style:paragraph-properties fo:text-align="center">
        <style:tab-stops>
          <style:tab-stop style:position="4.4444in"/>
        </style:tab-stops>
      </style:paragraph-properties>
      <style:text-properties style:font-name="Canela Text" fo:font-size="11.0pt" fo:color="#000000"/>
    </style:style>
    <style:style style:name="P3" style:family="paragraph" style:parent-style-name="Standard">
      <style:paragraph-properties fo:margin-bottom="0.1111in"/>
      <style:text-properties style:font-name="Canela Text" fo:font-size="11.0pt" fo:color="#000000"/>
    </style:style>
    <style:style style:name="P4" style:family="paragraph" style:parent-style-name="Standard">
      <style:paragraph-properties fo:margin-top="0.1250in" fo:margin-bottom="0.0278in"/>
      <style:text-properties style:font-name="Canela Text" fo:font-size="11.0pt" fo:color="#000000"/>
    </style:style>
    <style:style style:name="P5" style:family="paragraph" style:parent-style-name="Standard">
      <style:text-properties style:font-name="Canela Text" fo:font-size="11.0pt" fo:color="#000000"/>
    </style:style>
    <style:style style:name="T1" style:family="text">
      <style:text-properties fo:font-weight="bold" fo:font-weight-asian="bold" fo:font-weight-complex="bold"/>
    </style:style>
    <style:style style:name="T2" style:family="text">
      <style:text-properties fo:font-weight="bold" fo:font-weight-asian="bold" fo:font-weight-complex="bold" fo:letter-spacing="0.0153in"/>
    </style:style>
    <style:style style:name="T3" style:family="text">
      <style:text-properties style:text-underline-style="solid"/>
    </style:style>
    <style:style style:name="TableColumn1" style:family="table-column">
      <style:table-column-properties style:column-width="3.4625in" style:rel-column-width="32767*"/>
    </style:style>
  </office:automatic-styles>
  <office:body>
    <office:text>
      <text:p text:style-name="P1"><text:span text:style-name="T1">CrewFireworks.com</text:span></text:p>
      <text:p text:style-name="P2">Terms &amp; Conditions</text:p>
      <text:p text:style-name="P3"/>
      <text:p text:style-name="P4"><text:span text:style-name="T2">Agreement</text:span></text:p>
      <text:p text:style-name="P3">By placing an order through <text:a xlink:type="simple" xlink:href="http://crewfireworks.com"><text:span text:style-name="T3">crewfireworks.com</text:span></text:a><text:s/>you are agreeing you have done your due diligence to comply with everything inside these terms &amp; conditions.</text:p>
      <text:p text:style-name="P3"/>
      <text:p text:style-name="P4"><text:span text:style-name="T2">Terms</text:span></text:p>
      <text:p text:style-name="P5">All Sales Final. </text:p>
      <text:p text:style-name="P3">We have a strict no refund and all sales are final policy. Before placing an order it is your responsibility to confirm all of the information you have given is correct, you’ve done research to comply with your local laws, and you’ve read all the necessary steps listed on crewfireworks.com before placing your order. Please read carefully before making your purchase. When you complete the checkout process on crewfireworks.com, you agree to our policies.  If you do not agree with the policy terms below, do not place an order on our crewfireworks.com. Orders may be cancelled prior to being shipped, and will incur a cost recovery fee as described below. All sales are final upon being shipped. Due to processing costs, shipping costs, and regulations, crewfireworks.com does not accept returns or exchanges. Orders cannot be cancelled once the shipment has left our facility. We ship all fireworks orders via common carrier hazardous materials freight as FOB Origin.  This means that once we give your order to the freight company, the ownership of the freight now belongs to you. Therefore, we cannot cancel your order. Orders for non-fireworks items will normally ship via common carrier and cannot be cancelled once they have left our facility. If you place an order and then contact us for cancellation before your order has left our warehouse, you will be charged for our unrecoverable costs associated with your order. This can be as little as 3% or up to 50% of your order total, including the amount you paid for shipping. If your order is undeliverable for any reason, including your refusal to take delivery, you will be charged for round-trip freight costs even if your order was originally eligible for free shipping &amp; freight. In addition, there will be a 20% restocking fee. Often these charges are more than the original order, and in this case, there is no refund. This can take up to 4-5 weeks to complete and process the refund depending on the time of year. We will communicate with you regarding the return shipment and any refunds via the email address you provided in your original order.</text:p>
      <text:p text:style-name="P3"/>
      <text:p text:style-name="P5"/>
      <text:p text:style-name="P5">Check your local laws.</text:p>
      <text:p text:style-name="P3">Once your order is placed, you own it. Make sure you as a customer of <text:a xlink:type="simple" xlink:href="http://crewfireworks.com"><text:span text:style-name="T3">crewfireworks.com</text:span></text:a><text:s/>do everything to comply with your local laws and ordinances. We as an online seller will not be held liable in a circumstance if you as the customer have additional fines &amp; fees when it comes to laws, ordinances, shipping, handling, distribution, or delivery of your product. We have strategic plans in place to assure you we’ll do everything we legally can to get your products to you as safely and as quickly as possible but please be aware when there are procedures outside of our immediate control placed by authorities, agencies, companies or industries that we both must comply to. Any and all liabilities, fees, fines, invoices, payments will be paid by the customer of <text:a xlink:type="simple" xlink:href="http://crewfireworks.com"><text:span text:style-name="T3">crewfireworks.com</text:span></text:a><text:s/>and not the owners, operators or affiliates of crewfireworks.com under any circumstance. We as an online reseller are not responsible for any liability.</text:p>
      <text:p text:style-name="P3"/>
      <text:p text:style-name="P5">Right to deny services.</text:p>
      <text:p text:style-name="P3">We reserve the right to deny service to anyone and we can refuse to deny sales to any customer for any reason we see fit, including flagrant, belligerent, rude behavior, and/or negligence of safety when intending to use the products on our site. None of these denials of service would be because of age, race, sex, social status, religion etc. However if we feel or have any other reason to believe the customers intentions are to use the products for malicious purposes or in a negligent fashion that could ultimately lead to harming themselves or others we have reserved the right to deny those customers service as well as the privilege of ordering products from crewfireworks.com. We want to sell all our products to everyone’s crew and for everyone’s crew to have a safe and exciting show or event every time. But in any occurrence any member of crewfireworks.com suspects malicious or foul play from any current, past or potential customer we will remove their account immediately and deny service to them. This is an attempt to ensure everyday people can keep safely coming back and enjoying the products sold on this site for years to come as they’re intended to be used when used properly and attempts to not let a few individuals ruin the greatest events of the year for everybody else. If your intentions are to not use the products found on <text:a xlink:type="simple" xlink:href="http://crewfireworks.com"><text:span text:style-name="T3">crewfireworks.com</text:span></text:a><text:s/>in a safe and purposeful manner as they’re intended to be used then please do not agree to the terms and conditions. Thank you for helping us help oth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2575.4</meta:generator>
  </office:meta>
</office:document-meta>
</file>